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médusé, le déferlement de violence qui s'abattait sur la salle de sport. Les spectateurs de ce qui était il y a quelques instants un simple combat de boxe d'exhibition s'étaient retournés les uns contre les autres et s'échangeaient des coups sans se retenir. Même les deux boxeurs avaient rejoint la mêlée et distribuaient des crochets à qui avait le malheur de se trouver sur leur chemin. Alors qu'il était à l'origine venu simplement pour s'entraîner -sans savoir que la salle était réservée pour le match en question, le blondin se retrouvait désormais au milieu du champ de bataille et paraissait comme tétanisé, horrifié par ce qu'il voyait. Le Chaos. Son Némésis. Il fut cependant tiré de sa stupeur lorsqu'une chaise pliante frôla son visage pour s'écraser à ses pieds, faisant virevolter une mèche de sa chevelure d'or. L'adolescent cligna plusieurs fois des yeux avant de se mettre finalement à bouger.</text:p>
      <text:p text:style-name="Standard"/>
      <text:p text:style-name="Standard">-Wow, la chance !</text:p>
      <text:p text:style-name="Standard"/>
      <text:p text:style-name="Standard">Ni une, ni deux, Edward se jeta derrière l'un des rings de la salle, celui le plus éloigné de la scène, n'ayant que moyennement confiance en sa bonne étoile pour lui sauver la mise une autre fois. Une fois relativement à l'abri, le garçon passa le haut de son visage au dessus du tapis du ring pour observer et essayer d'analyser un peu plus ce qu'il se passait. Un rictus déforma alors son visage ; lui qui avait fait le vœu de rétablir l'équilibre, il était servi vu le bordel qui régnait ici. Si seulement il avait eu la moindre idée de ce que faisaient ses pouvoirs pour l'aider dans cette tâche...</text:p>
      <text:p text:style-name="P1">La cohue qui avait pris possession de la salle de sport laissait le garçon complètement coi. Les hommes se tapaient dessus sans aucune forme de distinction entre alliés et ennemis -si tant est qu'il y avait bel et bien plusieurs camps distincts dans cette bataille. Son regard allait et venait d'un côté à l'autre de la pièce sans rien comprendre à ce qu'il se passait. Les Ombres avaient de quoi se faire un véritable gueuleton avec une telle débauche de violence. Évidemment, le fait que les humains normaux ne les voient pas était un avantage de plus pour les créatures maléfiques. Edward était tellement absorbé dans sa contemplation morbide qu'il ne remarqua absolument pas que deux d'entre elles l'avaient repéré et s'étaient glissées dans sa direction. Lorsque l'une des deux se jeta dans son dos avec la ferme intention de l'écorcher vif, il frôla la crise cardiaque et fit un énorme bond sous l'effet de la surprise.</text:p>
      <text:p text:style-name="Standard"/>
      <text:p text:style-name="Standard">-Aaaaaaaaaaaah !</text:p>
      <text:p text:style-name="Standard"/>
      <text:p text:style-name="Standard">La virilité de son cri avait de quoi faire passer Nelysta pour un viking de cent vingt kilos en comparaison. Dans la panique, le blondin se retrouva l'espace d'une fraction de seconde incapable de réfléchir correctement. Fraction de seconde largement suffisante pour que, n'ayant pas la moindre idée des conséquences désastreuses que cette action pourrait avoir, il fasse la première chose qui lui venait à l'esprit : Ouvrir un Kekkaï. Le cube vert translucide apparut autour de lui alors qu'il agrippait l'Ombre accrochée dans son dos et tentait de l'y déloger. Au même moment une petite voix fluette retentit non loin. Trop occupé pour avoir le temps de se retourner, Edward parvint tout de même à lui répondre non sans mal entre deux grognements d'effort.</text:p>
      <text:p text:style-name="Standard"/>
      <text:p text:style-name="Standard">-Eh ben ça tombe bien, j'serais pas contre un petit coup de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12:56:15.47</meta:creation-date>
    <dc:date>2017-08-12T14:27:40.51</dc:date>
    <meta:editing-duration>PT1H9M3S</meta:editing-duration>
    <meta:editing-cycles>125</meta:editing-cycles>
    <meta:generator>OpenOffice/4.1.2$Win32 OpenOffice.org_project/412m3$Build-9782</meta:generator>
    <meta:document-statistic meta:table-count="0" meta:image-count="0" meta:object-count="0" meta:page-count="2" meta:paragraph-count="7" meta:word-count="565" meta:character-count="3312"/>
  </office:meta>
</office:document-meta>
</file>